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3.512cm" svg:height="7.6cm" svg:x="0.9cm" svg:y="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7-25T16:01:34.570272062</dc:date>
    <meta:editing-duration>PT5M36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513cm" svg:height="7.601cm" xlink:href="." xlink:type="simple" chart:class="chart:scatter" chart:style-name="ch1">
        <chart:plot-area chart:style-name="ch2" chart:data-source-has-labels="both" svg:x="0.27cm" svg:y="0.152cm" svg:width="12.973cm" svg:height="7.297cm">
          <chart:coordinate-region svg:x="0.812cm" svg:y="0.351cm" svg:width="12.337cm" svg:height="6.899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